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/>
      <table:table table:name="GeneticG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NoControl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$G:$P = 2:1</text:p>
          </table:table-cell>
          <table:table-cell office:value-type="string" calcext:value-type="string">
            <text:p>$G:$P = 1:1</text:p>
          </table:table-cell>
          <table:table-cell office:value-type="string" calcext:value-type="string">
            <text:p>$G:$P = 1:2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th initial TP</text:p>
          </table:table-cell>
          <table:table-cell table:number-columns-repeated="3" office:value-type="float" office:value="3.01429965163849" calcext:value-type="float">
            <text:p>3.014299651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 initial TP</text:p>
          </table:table-cell>
          <table:table-cell office:value-type="float" office:value="5.43190044183282" calcext:value-type="float">
            <text:p>5.4319004418</text:p>
          </table:table-cell>
          <table:table-cell office:value-type="float" office:value="5.4097631429087" calcext:value-type="float">
            <text:p>5.4097631429</text:p>
          </table:table-cell>
          <table:table-cell office:value-type="float" office:value="6.50217502603468" calcext:value-type="float">
            <text:p>6.502175026</text:p>
          </table:table-cell>
          <table:table-cell table:style-name="ce1" table:formula="of:=[.C3]/[.$C$2]" office:value-type="percentage" office:value="1.80204394705091" calcext:value-type="percentage">
            <text:p>180%</text:p>
          </table:table-cell>
          <table:table-cell table:style-name="ce1" table:formula="of:=[.D3]/[.$C$2]" office:value-type="percentage" office:value="1.79469985340313" calcext:value-type="percentage">
            <text:p>179%</text:p>
          </table:table-cell>
          <table:table-cell table:style-name="ce1" table:formula="of:=[.E3]/[.$C$2]" office:value-type="percentage" office:value="2.15710970291234" calcext:value-type="percentage">
            <text:p>216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th initial TP</text:p>
          </table:table-cell>
          <table:table-cell office:value-type="float" office:value="5.58091115472489" calcext:value-type="float">
            <text:p>5.5809111547</text:p>
          </table:table-cell>
          <table:table-cell office:value-type="float" office:value="6.30186165606332" calcext:value-type="float">
            <text:p>6.3018616561</text:p>
          </table:table-cell>
          <table:table-cell office:value-type="float" office:value="7.0180874326062" calcext:value-type="float">
            <text:p>7.0180874326</text:p>
          </table:table-cell>
          <table:table-cell table:style-name="ce1" table:formula="of:=[.C4]/[.$C$2]" office:value-type="percentage" office:value="1.85147855213773" calcext:value-type="percentage">
            <text:p>185%</text:p>
          </table:table-cell>
          <table:table-cell table:style-name="ce1" table:formula="of:=[.D4]/[.$C$2]" office:value-type="percentage" office:value="2.09065533767945" calcext:value-type="percentage">
            <text:p>209%</text:p>
          </table:table-cell>
          <table:table-cell table:style-name="ce1" table:formula="of:=[.E4]/[.$C$2]" office:value-type="percentage" office:value="2.32826468622367" calcext:value-type="percentage">
            <text:p>23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th initial TP</text:p>
          </table:table-cell>
          <table:table-cell office:value-type="float" office:value="6.35413989767566" calcext:value-type="float">
            <text:p>6.3541398977</text:p>
          </table:table-cell>
          <table:table-cell office:value-type="float" office:value="6.61985413935575" calcext:value-type="float">
            <text:p>6.6198541394</text:p>
          </table:table-cell>
          <table:table-cell office:value-type="float" office:value="7.02425221566777" calcext:value-type="float">
            <text:p>7.0242522157</text:p>
          </table:table-cell>
          <table:table-cell table:style-name="ce1" table:formula="of:=[.C5]/[.$C$2]" office:value-type="percentage" office:value="2.10799874996559" calcext:value-type="percentage">
            <text:p>211%</text:p>
          </table:table-cell>
          <table:table-cell table:style-name="ce1" table:formula="of:=[.D5]/[.$C$2]" office:value-type="percentage" office:value="2.19614998653415" calcext:value-type="percentage">
            <text:p>220%</text:p>
          </table:table-cell>
          <table:table-cell table:style-name="ce1" table:formula="of:=[.E5]/[.$C$2]" office:value-type="percentage" office:value="2.33030986546065" calcext:value-type="percentage">
            <text:p>23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th initial TP</text:p>
          </table:table-cell>
          <table:table-cell office:value-type="float" office:value="6.7794039018559" calcext:value-type="float">
            <text:p>6.7794039019</text:p>
          </table:table-cell>
          <table:table-cell office:value-type="float" office:value="7.07447198899273" calcext:value-type="float">
            <text:p>7.074471989</text:p>
          </table:table-cell>
          <table:table-cell office:value-type="float" office:value="7.26195287373777" calcext:value-type="float">
            <text:p>7.2619528737</text:p>
          </table:table-cell>
          <table:table-cell table:style-name="ce1" table:formula="of:=[.C6]/[.$C$2]" office:value-type="percentage" office:value="2.24908094262321" calcext:value-type="percentage">
            <text:p>225%</text:p>
          </table:table-cell>
          <table:table-cell table:style-name="ce1" table:formula="of:=[.D6]/[.$C$2]" office:value-type="percentage" office:value="2.3469703767332" calcext:value-type="percentage">
            <text:p>235%</text:p>
          </table:table-cell>
          <table:table-cell table:style-name="ce1" table:formula="of:=[.E6]/[.$C$2]" office:value-type="percentage" office:value="2.40916753906347" calcext:value-type="percentage">
            <text:p>241%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h initial TP</text:p>
          </table:table-cell>
          <table:table-cell office:value-type="float" office:value="7.12768696483735" calcext:value-type="float">
            <text:p>7.1276869648</text:p>
          </table:table-cell>
          <table:table-cell office:value-type="float" office:value="7.32979779244936" calcext:value-type="float">
            <text:p>7.3297977924</text:p>
          </table:table-cell>
          <table:table-cell office:value-type="float" office:value="7.27899556363314" calcext:value-type="float">
            <text:p>7.2789955636</text:p>
          </table:table-cell>
          <table:table-cell table:style-name="ce1" table:formula="of:=[.C7]/[.$C$2]" office:value-type="percentage" office:value="2.36462455249362" calcext:value-type="percentage">
            <text:p>236%</text:p>
          </table:table-cell>
          <table:table-cell table:style-name="ce1" table:formula="of:=[.D7]/[.$C$2]" office:value-type="percentage" office:value="2.43167522793067" calcext:value-type="percentage">
            <text:p>243%</text:p>
          </table:table-cell>
          <table:table-cell table:style-name="ce1" table:formula="of:=[.E7]/[.$C$2]" office:value-type="percentage" office:value="2.41482148587201" calcext:value-type="percentage">
            <text:p>241%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th initial TP</text:p>
          </table:table-cell>
          <table:table-cell office:value-type="float" office:value="7.11432651420504" calcext:value-type="float">
            <text:p>7.1143265142</text:p>
          </table:table-cell>
          <table:table-cell office:value-type="float" office:value="7.27330186855889" calcext:value-type="float">
            <text:p>7.2733018686</text:p>
          </table:table-cell>
          <table:table-cell office:value-type="float" office:value="7.23758817954924" calcext:value-type="float">
            <text:p>7.2375881795</text:p>
          </table:table-cell>
          <table:table-cell table:style-name="ce1" table:formula="of:=[.C8]/[.$C$2]" office:value-type="percentage" office:value="2.36019219600078" calcext:value-type="percentage">
            <text:p>236%</text:p>
          </table:table-cell>
          <table:table-cell table:style-name="ce1" table:formula="of:=[.D8]/[.$C$2]" office:value-type="percentage" office:value="2.41293259102668" calcext:value-type="percentage">
            <text:p>241%</text:p>
          </table:table-cell>
          <table:table-cell table:style-name="ce1" table:formula="of:=[.E8]/[.$C$2]" office:value-type="percentage" office:value="2.40108450253613" calcext:value-type="percentage">
            <text:p>240%</text:p>
          </table:table-cell>
          <table:table-cell table:number-columns-repeated="8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thout initial TP</text:p>
          </table:table-cell>
          <table:table-cell table:number-columns-repeated="3" office:value-type="float" office:value="3.01429965163849" calcext:value-type="float">
            <text:p>3.0142996516</text:p>
          </table:table-cell>
          <table:table-cell table:style-name="ce1" table:formula="of:=[.C17]/[.$C$17]" office:value-type="percentage" office:value="1" calcext:value-type="percentage">
            <text:p>100%</text:p>
          </table:table-cell>
          <table:table-cell table:style-name="ce1" table:formula="of:=[.D17]/[.$C$17]" office:value-type="percentage" office:value="1" calcext:value-type="percentage">
            <text:p>100%</text:p>
          </table:table-cell>
          <table:table-cell table:style-name="ce1" table:formula="of:=[.E17]/[.$C$17]" office:value-type="percentage" office:value="1" calcext:value-type="percentage">
            <text:p>100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out initial TP</text:p>
          </table:table-cell>
          <table:table-cell office:value-type="float" office:value="3.9337990936157" calcext:value-type="float">
            <text:p>3.9337990936</text:p>
          </table:table-cell>
          <table:table-cell office:value-type="float" office:value="4.53720164515198" calcext:value-type="float">
            <text:p>4.5372016452</text:p>
          </table:table-cell>
          <table:table-cell office:value-type="float" office:value="5.6111883607263" calcext:value-type="float">
            <text:p>5.6111883607</text:p>
          </table:table-cell>
          <table:table-cell table:style-name="ce1" table:formula="of:=[.C18]/[.$C$17]" office:value-type="percentage" office:value="1.3050457977784" calcext:value-type="percentage">
            <text:p>131%</text:p>
          </table:table-cell>
          <table:table-cell table:style-name="ce1" table:formula="of:=[.D18]/[.$C$17]" office:value-type="percentage" office:value="1.50522581346074" calcext:value-type="percentage">
            <text:p>151%</text:p>
          </table:table-cell>
          <table:table-cell table:style-name="ce1" table:formula="of:=[.E18]/[.$C$17]" office:value-type="percentage" office:value="1.86152307640556" calcext:value-type="percentage">
            <text:p>186%</text:p>
          </table:table-cell>
          <table:table-cell/>
          <table:table-cell table:style-name="ce1" table:formula="of:=1 - ([.C17]/[.C2])" office:value-type="percentage" office:value="0" calcext:value-type="percentage">
            <text:p>0%</text:p>
          </table:table-cell>
          <table:table-cell table:style-name="ce1" table:formula="of:=1 - ([.D17]/[.D2])" office:value-type="percentage" office:value="0" calcext:value-type="percentage">
            <text:p>0%</text:p>
          </table:table-cell>
          <table:table-cell table:style-name="ce1" table:formula="of:=1 - ([.E17]/[.E2])" office:value-type="percentage" office:value="0" calcext:value-type="percentage">
            <text:p>0%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thout initial TP</text:p>
          </table:table-cell>
          <table:table-cell office:value-type="float" office:value="4.63967270475571" calcext:value-type="float">
            <text:p>4.6396727048</text:p>
          </table:table-cell>
          <table:table-cell office:value-type="float" office:value="5.7524931617722" calcext:value-type="float">
            <text:p>5.7524931618</text:p>
          </table:table-cell>
          <table:table-cell office:value-type="float" office:value="6.51670015450288" calcext:value-type="float">
            <text:p>6.5167001545</text:p>
          </table:table-cell>
          <table:table-cell table:style-name="ce1" table:formula="of:=[.C19]/[.$C$17]" office:value-type="percentage" office:value="1.53922079453306" calcext:value-type="percentage">
            <text:p>154%</text:p>
          </table:table-cell>
          <table:table-cell table:style-name="ce1" table:formula="of:=[.D19]/[.$C$17]" office:value-type="percentage" office:value="1.90840122966716" calcext:value-type="percentage">
            <text:p>191%</text:p>
          </table:table-cell>
          <table:table-cell table:style-name="ce1" table:formula="of:=[.E19]/[.$C$17]" office:value-type="percentage" office:value="2.16192844363054" calcext:value-type="percentage">
            <text:p>216%</text:p>
          </table:table-cell>
          <table:table-cell/>
          <table:table-cell table:style-name="ce1" table:formula="of:=1 - ([.C18]/[.C3])" office:value-type="percentage" office:value="0.275796908330601" calcext:value-type="percentage">
            <text:p>28%</text:p>
          </table:table-cell>
          <table:table-cell table:style-name="ce1" table:formula="of:=1 - ([.D18]/[.D3])" office:value-type="percentage" office:value="0.161293844981088" calcext:value-type="percentage">
            <text:p>16%</text:p>
          </table:table-cell>
          <table:table-cell table:style-name="ce1" table:formula="of:=1 - ([.E18]/[.E3])" office:value-type="percentage" office:value="0.137029019019155" calcext:value-type="percentage">
            <text:p>14%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thout initial TP</text:p>
          </table:table-cell>
          <table:table-cell office:value-type="float" office:value="5.6116789603664" calcext:value-type="float">
            <text:p>5.6116789604</text:p>
          </table:table-cell>
          <table:table-cell office:value-type="float" office:value="6.24271869046711" calcext:value-type="float">
            <text:p>6.2427186905</text:p>
          </table:table-cell>
          <table:table-cell office:value-type="float" office:value="6.6999135931241" calcext:value-type="float">
            <text:p>6.6999135931</text:p>
          </table:table-cell>
          <table:table-cell table:style-name="ce1" table:formula="of:=[.C20]/[.$C$17]" office:value-type="percentage" office:value="1.86168583382745" calcext:value-type="percentage">
            <text:p>186%</text:p>
          </table:table-cell>
          <table:table-cell table:style-name="ce1" table:formula="of:=[.D20]/[.$C$17]" office:value-type="percentage" office:value="2.07103453934108" calcext:value-type="percentage">
            <text:p>207%</text:p>
          </table:table-cell>
          <table:table-cell table:style-name="ce1" table:formula="of:=[.E20]/[.$C$17]" office:value-type="percentage" office:value="2.22270987208661" calcext:value-type="percentage">
            <text:p>222%</text:p>
          </table:table-cell>
          <table:table-cell/>
          <table:table-cell table:style-name="ce1" table:formula="of:=1 - ([.C19]/[.C4])" office:value-type="percentage" office:value="0.168653186527134" calcext:value-type="percentage">
            <text:p>17%</text:p>
          </table:table-cell>
          <table:table-cell table:style-name="ce1" table:formula="of:=1 - ([.D19]/[.D4])" office:value-type="percentage" office:value="0.0871755878300734" calcext:value-type="percentage">
            <text:p>9%</text:p>
          </table:table-cell>
          <table:table-cell table:style-name="ce1" table:formula="of:=1 - ([.E19]/[.E4])" office:value-type="percentage" office:value="0.0714421532815142" calcext:value-type="percentage">
            <text:p>7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thout initial TP</text:p>
          </table:table-cell>
          <table:table-cell office:value-type="float" office:value="6.42866174336062" calcext:value-type="float">
            <text:p>6.4286617434</text:p>
          </table:table-cell>
          <table:table-cell office:value-type="float" office:value="6.90334162456771" calcext:value-type="float">
            <text:p>6.9033416246</text:p>
          </table:table-cell>
          <table:table-cell office:value-type="float" office:value="7.05144038192677" calcext:value-type="float">
            <text:p>7.0514403819</text:p>
          </table:table-cell>
          <table:table-cell table:style-name="ce1" table:formula="of:=[.C21]/[.$C$17]" office:value-type="percentage" office:value="2.13272152284733" calcext:value-type="percentage">
            <text:p>213%</text:p>
          </table:table-cell>
          <table:table-cell table:style-name="ce1" table:formula="of:=[.D21]/[.$C$17]" office:value-type="percentage" office:value="2.29019753255628" calcext:value-type="percentage">
            <text:p>229%</text:p>
          </table:table-cell>
          <table:table-cell table:style-name="ce1" table:formula="of:=[.E21]/[.$C$17]" office:value-type="percentage" office:value="2.33932959455235" calcext:value-type="percentage">
            <text:p>234%</text:p>
          </table:table-cell>
          <table:table-cell/>
          <table:table-cell table:style-name="ce1" table:formula="of:=1 - ([.C20]/[.C5])" office:value-type="percentage" office:value="0.116846803700506" calcext:value-type="percentage">
            <text:p>12%</text:p>
          </table:table-cell>
          <table:table-cell table:style-name="ce1" table:formula="of:=1 - ([.D20]/[.D5])" office:value-type="percentage" office:value="0.0569703562872373" calcext:value-type="percentage">
            <text:p>6%</text:p>
          </table:table-cell>
          <table:table-cell table:style-name="ce1" table:formula="of:=1 - ([.E20]/[.E5])" office:value-type="percentage" office:value="0.0461741139961097" calcext:value-type="percentage">
            <text:p>5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hout initial TP</text:p>
          </table:table-cell>
          <table:table-cell office:value-type="float" office:value="6.81299587211007" calcext:value-type="float">
            <text:p>6.8129958721</text:p>
          </table:table-cell>
          <table:table-cell office:value-type="float" office:value="6.96344521470992" calcext:value-type="float">
            <text:p>6.9634452147</text:p>
          </table:table-cell>
          <table:table-cell office:value-type="float" office:value="6.99512790437445" calcext:value-type="float">
            <text:p>6.9951279044</text:p>
          </table:table-cell>
          <table:table-cell table:style-name="ce1" table:formula="of:=[.C22]/[.$C$17]" office:value-type="percentage" office:value="2.26022514662957" calcext:value-type="percentage">
            <text:p>226%</text:p>
          </table:table-cell>
          <table:table-cell table:style-name="ce1" table:formula="of:=[.D22]/[.$C$17]" office:value-type="percentage" office:value="2.31013702002878" calcext:value-type="percentage">
            <text:p>231%</text:p>
          </table:table-cell>
          <table:table-cell table:style-name="ce1" table:formula="of:=[.E22]/[.$C$17]" office:value-type="percentage" office:value="2.32064781634171" calcext:value-type="percentage">
            <text:p>232%</text:p>
          </table:table-cell>
          <table:table-cell/>
          <table:table-cell table:style-name="ce1" table:formula="of:=1 - ([.C21]/[.C6])" office:value-type="percentage" office:value="0.0517364304550821" calcext:value-type="percentage">
            <text:p>5%</text:p>
          </table:table-cell>
          <table:table-cell table:style-name="ce1" table:formula="of:=1 - ([.D21]/[.D6])" office:value-type="percentage" office:value="0.0241898426753664" calcext:value-type="percentage">
            <text:p>2%</text:p>
          </table:table-cell>
          <table:table-cell table:style-name="ce1" table:formula="of:=1 - ([.E21]/[.E6])" office:value-type="percentage" office:value="0.0289884133746311" calcext:value-type="percentage">
            <text:p>3%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thout initial TP</text:p>
          </table:table-cell>
          <table:table-cell office:value-type="float" office:value="6.78136421076102" calcext:value-type="float">
            <text:p>6.7813642108</text:p>
          </table:table-cell>
          <table:table-cell office:value-type="float" office:value="6.91621815499149" calcext:value-type="float">
            <text:p>6.916218155</text:p>
          </table:table-cell>
          <table:table-cell office:value-type="float" office:value="7.01123833983976" calcext:value-type="float">
            <text:p>7.0112383398</text:p>
          </table:table-cell>
          <table:table-cell table:style-name="ce1" table:formula="of:=[.C23]/[.$C$17]" office:value-type="percentage" office:value="2.2497312790634" calcext:value-type="percentage">
            <text:p>225%</text:p>
          </table:table-cell>
          <table:table-cell table:style-name="ce1" table:formula="of:=[.D23]/[.$C$17]" office:value-type="percentage" office:value="2.29446934754215" calcext:value-type="percentage">
            <text:p>229%</text:p>
          </table:table-cell>
          <table:table-cell table:style-name="ce1" table:formula="of:=[.E23]/[.$C$17]" office:value-type="percentage" office:value="2.32599248585941" calcext:value-type="percentage">
            <text:p>233%</text:p>
          </table:table-cell>
          <table:table-cell/>
          <table:table-cell table:style-name="ce1" table:formula="of:=1 - ([.C22]/[.C7])" office:value-type="percentage" office:value="0.0441505209585844" calcext:value-type="percentage">
            <text:p>4%</text:p>
          </table:table-cell>
          <table:table-cell table:style-name="ce1" table:formula="of:=1 - ([.D22]/[.D7])" office:value-type="percentage" office:value="0.0499812666205922" calcext:value-type="percentage">
            <text:p>5%</text:p>
          </table:table-cell>
          <table:table-cell table:style-name="ce1" table:formula="of:=1 - ([.E22]/[.E7])" office:value-type="percentage" office:value="0.0389981909972485" calcext:value-type="percentage">
            <text:p>4%</text:p>
          </table:table-cell>
          <table:table-cell table:number-columns-repeated="4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ir</text:p>
          </table:table-cell>
        </table:table-row>
      </table:table>
      <table:named-expressions/>
      <table:database-ranges>
        <table:database-range table:name="__Anonymous_Sheet_DB__0" table:target-range-address="GeneticGain.A1:GeneticGain.E1048576">
          <table:sort>
            <table:sort-by table:field-number="1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percentage-style style:name="N113">
      <number:number number:decimal-places="3" loext:min-decimal-places="3" number:min-integer-digits="1"/>
      <number:text>%</number:text>
    </number:percentage-style>
    <number:percentage-style style:name="N114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0/00/0000</text:date>, <text:time style:data-style-name="N2" text:time-value="09:47:23.247797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17:47:33.293976011</dc:date>
    <meta:editing-duration>PT11H27M19S</meta:editing-duration>
    <meta:editing-cycles>7</meta:editing-cycles>
    <meta:generator>LibreOffice/5.1.6.2$Linux_X86_64 LibreOffice_project/10m0$Build-2</meta:generator>
    <meta:document-statistic meta:table-count="1" meta:cell-count="133" meta:object-count="0"/>
  </office:meta>
</office:document-meta>
</file>